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dadb" officeooo:paragraph-rsid="0015dadb"/>
    </style:style>
    <style:style style:name="P2" style:family="paragraph" style:parent-style-name="Standard">
      <style:text-properties officeooo:paragraph-rsid="0020af82"/>
    </style:style>
    <style:style style:name="P3" style:family="paragraph" style:parent-style-name="Standard">
      <style:text-properties officeooo:rsid="00220bb0" officeooo:paragraph-rsid="00220bb0"/>
    </style:style>
    <style:style style:name="P4" style:family="paragraph" style:parent-style-name="Standard">
      <style:text-properties officeooo:rsid="0020af82" officeooo:paragraph-rsid="00235aa8"/>
    </style:style>
    <style:style style:name="P5" style:family="paragraph" style:parent-style-name="Standard">
      <style:text-properties fo:font-weight="normal" officeooo:rsid="0020af82" officeooo:paragraph-rsid="00242746" style:font-weight-asian="normal" style:font-weight-complex="normal"/>
    </style:style>
    <style:style style:name="P6" style:family="paragraph" style:parent-style-name="Standard">
      <style:text-properties officeooo:paragraph-rsid="00235aa8"/>
    </style:style>
    <style:style style:name="T1" style:family="text">
      <style:text-properties officeooo:rsid="0020af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af82" style:font-weight-asian="bold" style:font-weight-complex="bold"/>
    </style:style>
    <style:style style:name="T4" style:family="text">
      <style:text-properties fo:font-weight="bold" officeooo:rsid="001c14c9" style:font-weight-asian="bold" style:font-weight-complex="bold"/>
    </style:style>
    <style:style style:name="T5" style:family="text">
      <style:text-properties fo:font-weight="bold" officeooo:rsid="0023a778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0af82" style:font-weight-asian="normal" style:font-weight-complex="normal"/>
    </style:style>
    <style:style style:name="T8" style:family="text">
      <style:text-properties officeooo:rsid="00239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****</text:p>
      <text:p text:style-name="P6">*<text:span text:style-name="T1">На путь </text:span><text:span text:style-name="T4">Nightfall's Kaleido</text:span><text:span text:style-name="T1"> встаёт </text:span><text:span text:style-name="T3">Sunbolt</text:span>*</text:p>
      <text:p text:style-name="P4"><text:span text:style-name="T4">Nightfall's Kaleido</text:span>: Не стой у меня на пути!</text:p>
      <text:p text:style-name="P2"><text:span text:style-name="T3">Sunbolt: </text:span><text:span text:style-name="T5">Инти</text:span><text:span text:style-name="T7"> ошибается, </text:span><text:span text:style-name="T3">Оппл</text:span><text:span text:style-name="T7"> не тьма во свете!</text:span></text:p>
      <text:p text:style-name="P5"><text:span text:style-name="T4">Nightfall's Kaleido</text:span>: <text:span text:style-name="T8">Кто</text:span>?</text:p>
      <text:p text:style-name="P2"><text:span text:style-name="T7">*</text:span><text:span text:style-name="T3">Sunbolt </text:span><text:span text:style-name="T7">встаёт в боевую стойку и они оба сражаются не сказав больше ничего. </text:span><text:span text:style-name="T3">Sunbolt</text:span><text:span text:style-name="T7"> одерживает победу*</text:span></text:p>
      <text:p text:style-name="Standard">*****</text:p>
      <text:p text:style-name="P1">Оппл на высоком холме сидит и смотрит на Луну.</text:p>
      <text:p text:style-name="P3">К нему подходит <text:span text:style-name="T2">Sunbolt</text:span> в саддинах и искрящимся артефактом.</text:p>
      <text:p text:style-name="P3"><text:span text:style-name="T2">Оппл</text:span>: ты…</text:p>
      <text:p text:style-name="P3"><text:span text:style-name="T2">Sunbolt: </text:span><text:span text:style-name="T6">я встретила беглово чейнжлинга, скрывавшегося в пещере…</text:span></text:p>
      <text:p text:style-name="Standard">***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6T21:48:16.239187112</meta:creation-date>
    <meta:generator>LibreOffice/24.2.7.2$Linux_X86_64 LibreOffice_project/420$Build-2</meta:generator>
    <dc:date>2025-05-14T19:38:52.156732396</dc:date>
    <meta:editing-duration>PT22M9S</meta:editing-duration>
    <meta:editing-cycles>18</meta:editing-cycles>
    <meta:document-statistic meta:table-count="0" meta:image-count="0" meta:object-count="0" meta:page-count="1" meta:paragraph-count="12" meta:word-count="72" meta:character-count="456" meta:non-whitespace-character-count="396"/>
  </office:meta>
</office:document-meta>
</file>